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0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2" table:default-cell-style-name="ce8"/>
        <table:table-column table:style-name="co2" table:default-cell-style-name="ce10"/>
        <table:table-column table:style-name="co2" table:default-cell-style-name="ce12"/>
        <table:table-column table:style-name="co2" table:default-cell-style-name="ce15"/>
        <table:table-column table:style-name="co2" table:default-cell-style-name="ce18"/>
        <table:table-column table:style-name="co2" table:default-cell-style-name="ce20"/>
        <table:table-column table:style-name="co2" table:default-cell-style-name="ce18"/>
        <table:table-column table:style-name="co2" table:default-cell-style-name="ce15"/>
        <table:table-column table:style-name="co2" table:number-columns-repeated="2" table:default-cell-style-name="ce6"/>
        <table:table-column table:style-name="co2" table:default-cell-style-name="ce3"/>
        <table:table-column table:style-name="co2" table:default-cell-style-name="ce8"/>
        <table:table-column table:style-name="co2" table:default-cell-style-name="ce10"/>
        <table:table-column table:style-name="co2" table:default-cell-style-name="ce25"/>
        <table:table-row table:style-name="ro1">
          <table:table-cell table:style-name="ce1" office:value-type="string" calcext:value-type="string" table:number-columns-spanned="3" table:number-rows-spanned="1">
            <text:p>M. hyopneumoniae</text:p>
          </table:table-cell>
          <table:covered-table-cell table:number-columns-repeated="2" table:style-name="ce4"/>
          <table:table-cell table:style-name="ce1" table:number-columns-repeated="2"/>
          <table:table-cell table:style-name="ce13" office:value-type="string" calcext:value-type="string">
            <text:p>REF</text:p>
          </table:table-cell>
          <table:table-cell table:style-name="ce16" office:value-type="float" office:value="15.57" calcext:value-type="float">
            <text:p>15.57</text:p>
          </table:table-cell>
          <table:table-cell table:style-name="ce19"/>
          <table:table-cell table:style-name="ce21" office:value-type="string" calcext:value-type="string">
            <text:p>REF</text:p>
          </table:table-cell>
          <table:table-cell table:style-name="ce16" office:value-type="float" office:value="6.13" calcext:value-type="float">
            <text:p>6.13</text:p>
          </table:table-cell>
          <table:table-cell table:style-name="ce22" office:value-type="string" calcext:value-type="string" table:number-columns-spanned="5" table:number-rows-spanned="1">
            <text:p>M. flocculare</text:p>
          </table:table-cell>
          <table:covered-table-cell table:number-columns-repeated="4" table:style-name="ce4"/>
          <table:table-cell table:style-name="Default"/>
        </table:table-row>
        <table:table-row table:style-name="ro2">
          <table:table-cell table:style-name="ce2" office:value-type="string" calcext:value-type="string">
            <text:p>Locus tag</text:p>
          </table:table-cell>
          <table:table-cell table:style-name="ce5" office:value-type="string" calcext:value-type="string">
            <text:p>MFC othologs</text:p>
          </table:table-cell>
          <table:table-cell table:style-name="ce5" office:value-type="string" calcext:value-type="string">
            <text:p>Annotation </text:p>
          </table:table-cell>
          <table:table-cell table:style-name="ce9" office:value-type="string" calcext:value-type="string">
            <text:p>RPKM</text:p>
          </table:table-cell>
          <table:table-cell table:style-name="ce9" office:value-type="string" calcext:value-type="string">
            <text:p>Rank</text:p>
          </table:table-cell>
          <table:table-cell table:style-name="ce14"/>
          <table:table-cell table:style-name="ce17" table:number-columns-repeated="3"/>
          <table:table-cell table:style-name="ce14"/>
          <table:table-cell table:style-name="ce23" office:value-type="string" calcext:value-type="string">
            <text:p>Rank</text:p>
          </table:table-cell>
          <table:table-cell table:style-name="ce5" office:value-type="string" calcext:value-type="string">
            <text:p>Locus tag</text:p>
          </table:table-cell>
          <table:table-cell table:style-name="ce5" office:value-type="string" calcext:value-type="string">
            <text:p>MHP othologs</text:p>
          </table:table-cell>
          <table:table-cell table:style-name="ce2" office:value-type="string" calcext:value-type="string">
            <text:p>Annotation</text:p>
          </table:table-cell>
          <table:table-cell table:style-name="ce9" office:value-type="string" calcext:value-type="string">
            <text:p>RPKM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0135</text:p>
          </table:table-cell>
          <table:table-cell office:value-type="string" calcext:value-type="string">
            <text:p>MFC_RS03415</text:p>
          </table:table-cell>
          <table:table-cell table:style-name="ce7" office:value-type="string" calcext:value-type="string">
            <text:p>signal peptidase I</text:p>
          </table:table-cell>
          <table:table-cell office:value-type="float" office:value="20.1" calcext:value-type="float">
            <text:p>20.10</text:p>
          </table:table-cell>
          <table:table-cell table:style-name="ce11" office:value-type="float" office:value="16" calcext:value-type="float">
            <text:p>16</text:p>
          </table:table-cell>
          <table:table-cell table:formula="of:=[.D3]/[.G$1]" office:value-type="float" office:value="1.29094412331407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3]/[.J$1]" office:value-type="float" office:value="1.23233239030505" calcext:value-type="float">
            <text:p>1.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FC_RS03415</text:p>
          </table:table-cell>
          <table:table-cell office:value-type="string" calcext:value-type="string">
            <text:p>MHP7448_RS00135</text:p>
          </table:table-cell>
          <table:table-cell office:value-type="string" calcext:value-type="string">
            <text:p>S26 family signal peptidase</text:p>
          </table:table-cell>
          <table:table-cell office:value-type="float" office:value="7.55419755256993" calcext:value-type="float">
            <text:p>7.55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4050</text:p>
          </table:table-cell>
          <table:table-cell office:value-type="string" calcext:value-type="string">
            <text:p>MFC_RS03340</text:p>
          </table:table-cell>
          <table:table-cell table:style-name="ce7" office:value-type="string" calcext:value-type="string">
            <text:p>hypothetical protein</text:p>
          </table:table-cell>
          <table:table-cell office:value-type="float" office:value="371.385552778891" calcext:value-type="float">
            <text:p>371.39</text:p>
          </table:table-cell>
          <table:table-cell table:style-name="ce11" office:value-type="float" office:value="1" calcext:value-type="float">
            <text:p>1</text:p>
          </table:table-cell>
          <table:table-cell table:formula="of:=[.D4]/[.G$1]" office:value-type="float" office:value="23.8526366588883" calcext:value-type="float">
            <text:p>23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4]/[.J$1]" office:value-type="float" office:value="109.726876032761" calcext:value-type="float">
            <text:p>109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C_RS03340</text:p>
          </table:table-cell>
          <table:table-cell office:value-type="string" calcext:value-type="string">
            <text:p>MHP7448_RS04050</text:p>
          </table:table-cell>
          <table:table-cell office:value-type="string" calcext:value-type="string">
            <text:p>C10 family peptidase</text:p>
          </table:table-cell>
          <table:table-cell office:value-type="float" office:value="672.625750080826" calcext:value-type="float">
            <text:p>672.63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2430</text:p>
          </table:table-cell>
          <table:table-cell office:value-type="string" calcext:value-type="string">
            <text:p>MFC_RS03175</text:p>
          </table:table-cell>
          <table:table-cell office:value-type="string" calcext:value-type="string">
            <text:p>hypothetical protein/putative trypsin-like/putative CBM6-CBM35-CBM36 like/putative lipoprotein</text:p>
          </table:table-cell>
          <table:table-cell office:value-type="float" office:value="204.246907798669" calcext:value-type="float">
            <text:p>204.25</text:p>
          </table:table-cell>
          <table:table-cell office:value-type="float" office:value="3" calcext:value-type="float">
            <text:p>3</text:p>
          </table:table-cell>
          <table:table-cell table:formula="of:=[.D5]/[.G$1]" office:value-type="float" office:value="13.1179773794906" calcext:value-type="float">
            <text:p>13.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5]/[.J$1]" office:value-type="float" office:value="26.544551547902" calcext:value-type="float">
            <text:p>26.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C_RS03175</text:p>
          </table:table-cell>
          <table:table-cell office:value-type="string" calcext:value-type="string">
            <text:p>MHP7448_RS02430</text:p>
          </table:table-cell>
          <table:table-cell office:value-type="string" calcext:value-type="string">
            <text:p>trypsin-like peptidase domain-containing protein</text:p>
          </table:table-cell>
          <table:table-cell office:value-type="float" office:value="162.718100988639" calcext:value-type="float">
            <text:p>162.7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1695</text:p>
          </table:table-cell>
          <table:table-cell office:value-type="string" calcext:value-type="string">
            <text:p>MFC_RS03005</text:p>
          </table:table-cell>
          <table:table-cell office:value-type="string" calcext:value-type="string">
            <text:p>hypothetical protein/putative trypsin-like serine protease/putative extracellular matrix-binding protein EbhA</text:p>
          </table:table-cell>
          <table:table-cell office:value-type="float" office:value="15.5339149479632" calcext:value-type="float">
            <text:p>15.53</text:p>
          </table:table-cell>
          <table:table-cell office:value-type="float" office:value="18" calcext:value-type="float">
            <text:p>18</text:p>
          </table:table-cell>
          <table:table-cell table:formula="of:=[.D6]/[.G$1]" office:value-type="float" office:value="0.997682398713115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6]/[.J$1]" office:value-type="float" office:value="0.925545575046776" calcext:value-type="float">
            <text:p>0.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FC_RS03005</text:p>
          </table:table-cell>
          <table:table-cell office:value-type="string" calcext:value-type="string">
            <text:p>MHP7448_RS01695</text:p>
          </table:table-cell>
          <table:table-cell office:value-type="string" calcext:value-type="string">
            <text:p>hypothetical protein</text:p>
          </table:table-cell>
          <table:table-cell office:value-type="float" office:value="5.67359437503674" calcext:value-type="float">
            <text:p>5.67</text:p>
          </table:table-cell>
          <table:table-cell table:style-name="ce2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1830</text:p>
          </table:table-cell>
          <table:table-cell office:value-type="string" calcext:value-type="string">
            <text:p>MFC_RS02980</text:p>
          </table:table-cell>
          <table:table-cell table:style-name="ce7" office:value-type="string" calcext:value-type="string">
            <text:p>S8 family serine peptidase</text:p>
          </table:table-cell>
          <table:table-cell office:value-type="float" office:value="1.16392446295978" calcext:value-type="float">
            <text:p>1.16</text:p>
          </table:table-cell>
          <table:table-cell table:style-name="ce11" office:value-type="float" office:value="25" calcext:value-type="float">
            <text:p>25</text:p>
          </table:table-cell>
          <table:table-cell table:formula="of:=[.D7]/[.G$1]" office:value-type="float" office:value="0.074754300768129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7]/[.J$1]" office:value-type="float" office:value="0.701538619782088" calcext:value-type="float">
            <text:p>0.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FC_RS02980</text:p>
          </table:table-cell>
          <table:table-cell office:value-type="string" calcext:value-type="string">
            <text:p>MHP7448_RS01830</text:p>
          </table:table-cell>
          <table:table-cell office:value-type="string" calcext:value-type="string">
            <text:p>S8 family serine peptidase</text:p>
          </table:table-cell>
          <table:table-cell office:value-type="float" office:value="4.3004317392642" calcext:value-type="float">
            <text:p>4.30</text:p>
          </table:table-cell>
          <table:table-cell table:style-name="ce2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2535</text:p>
          </table:table-cell>
          <table:table-cell office:value-type="string" calcext:value-type="string">
            <text:p>MFC_RS02885</text:p>
          </table:table-cell>
          <table:table-cell table:style-name="ce7" office:value-type="string" calcext:value-type="string">
            <text:p>leucyl aminopeptidase family protein</text:p>
          </table:table-cell>
          <table:table-cell office:value-type="float" office:value="163.308723235544" calcext:value-type="float">
            <text:p>163.31</text:p>
          </table:table-cell>
          <table:table-cell office:value-type="float" office:value="6" calcext:value-type="float">
            <text:p>6</text:p>
          </table:table-cell>
          <table:table-cell table:formula="of:=[.D8]/[.G$1]" office:value-type="float" office:value="10.4886784351666" calcext:value-type="float">
            <text:p>10.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8]/[.J$1]" office:value-type="float" office:value="79.8406092085625" calcext:value-type="float">
            <text:p>79.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C_RS02885</text:p>
          </table:table-cell>
          <table:table-cell office:value-type="string" calcext:value-type="string">
            <text:p>MHP7448_RS02535</text:p>
          </table:table-cell>
          <table:table-cell office:value-type="string" calcext:value-type="string">
            <text:p><text:s/>leucyl aminopeptidase</text:p>
          </table:table-cell>
          <table:table-cell office:value-type="float" office:value="489.422934448488" calcext:value-type="float">
            <text:p>489.42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3395</text:p>
          </table:table-cell>
          <table:table-cell office:value-type="string" calcext:value-type="string">
            <text:p>MFC_RS02845</text:p>
          </table:table-cell>
          <table:table-cell office:value-type="string" calcext:value-type="string">
            <text:p>DUF31 family protein/putative peptidase/putative lipoprotein</text:p>
          </table:table-cell>
          <table:table-cell office:value-type="float" office:value="10.7165980403859" calcext:value-type="float">
            <text:p>10.72</text:p>
          </table:table-cell>
          <table:table-cell office:value-type="float" office:value="21" calcext:value-type="float">
            <text:p>21</text:p>
          </table:table-cell>
          <table:table-cell table:formula="of:=[.D9]/[.G$1]" office:value-type="float" office:value="0.68828503791817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9]/[.J$1]" office:value-type="float" office:value="1.33167994149602" calcext:value-type="float">
            <text:p>1.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FC_RS02845</text:p>
          </table:table-cell>
          <table:table-cell office:value-type="string" calcext:value-type="string">
            <text:p>MHP7448_RS03395</text:p>
          </table:table-cell>
          <table:table-cell office:value-type="string" calcext:value-type="string">
            <text:p>DUF31 family protein</text:p>
          </table:table-cell>
          <table:table-cell office:value-type="float" office:value="8.16319804137059" calcext:value-type="float">
            <text:p>8.16</text:p>
          </table:table-cell>
          <table:table-cell table:style-name="ce2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3465</text:p>
          </table:table-cell>
          <table:table-cell office:value-type="string" calcext:value-type="string">
            <text:p>MFC_RS02780</text:p>
          </table:table-cell>
          <table:table-cell office:value-type="string" calcext:value-type="string">
            <text:p>DUF45 domain-containing protein/putative WSS1-like metalloprotease/putative replicative DNA helicase/putative RecJ-like</text:p>
          </table:table-cell>
          <table:table-cell office:value-type="float" office:value="24.7997589520115" calcext:value-type="float">
            <text:p>24.80</text:p>
          </table:table-cell>
          <table:table-cell office:value-type="float" office:value="14" calcext:value-type="float">
            <text:p>14</text:p>
          </table:table-cell>
          <table:table-cell table:formula="of:=[.D10]/[.G$1]" office:value-type="float" office:value="1.5927911979455" calcext:value-type="float">
            <text:p>1.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10]/[.J$1]" office:value-type="float" office:value="0" calcext:value-type="float">
            <text:p>0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FC_RS02780</text:p>
          </table:table-cell>
          <table:table-cell office:value-type="string" calcext:value-type="string">
            <text:p>MHP7448_RS03465</text:p>
          </table:table-cell>
          <table:table-cell office:value-type="string" calcext:value-type="string">
            <text:p>DUF45 domain-containing protein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0160</text:p>
          </table:table-cell>
          <table:table-cell office:value-type="string" calcext:value-type="string">
            <text:p>MFC_RS02380</text:p>
          </table:table-cell>
          <table:table-cell table:style-name="ce7" office:value-type="string" calcext:value-type="string">
            <text:p>signal peptidase II</text:p>
          </table:table-cell>
          <table:table-cell office:value-type="float" office:value="16.3184561069513" calcext:value-type="float">
            <text:p>16.32</text:p>
          </table:table-cell>
          <table:table-cell office:value-type="float" office:value="17" calcext:value-type="float">
            <text:p>17</text:p>
          </table:table-cell>
          <table:table-cell table:formula="of:=[.D11]/[.G$1]" office:value-type="float" office:value="1.04807039864812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11]/[.J$1]" office:value-type="float" office:value="96.5727797573198" calcext:value-type="float">
            <text:p>96.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C_RS02380</text:p>
          </table:table-cell>
          <table:table-cell office:value-type="string" calcext:value-type="string">
            <text:p>MHP7448_RS00160</text:p>
          </table:table-cell>
          <table:table-cell office:value-type="string" calcext:value-type="string">
            <text:p>signal peptidase II</text:p>
          </table:table-cell>
          <table:table-cell office:value-type="float" office:value="591.99113991237" calcext:value-type="float">
            <text:p>591.99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1760</text:p>
          </table:table-cell>
          <table:table-cell office:value-type="string" calcext:value-type="string">
            <text:p>MFC_RS02360</text:p>
          </table:table-cell>
          <table:table-cell office:value-type="string" calcext:value-type="string">
            <text:p>hypothetical protein/putative peptidase U32</text:p>
          </table:table-cell>
          <table:table-cell office:value-type="float" office:value="9.1791315601601" calcext:value-type="float">
            <text:p>9.18</text:p>
          </table:table-cell>
          <table:table-cell table:style-name="ce11" office:value-type="float" office:value="22" calcext:value-type="float">
            <text:p>22</text:p>
          </table:table-cell>
          <table:table-cell table:formula="of:=[.D12]/[.G$1]" office:value-type="float" office:value="0.58953959923957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12]/[.J$1]" office:value-type="float" office:value="0" calcext:value-type="float">
            <text:p>0.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FC_RS02360</text:p>
          </table:table-cell>
          <table:table-cell office:value-type="string" calcext:value-type="string">
            <text:p>MHP7448_RS01760</text:p>
          </table:table-cell>
          <table:table-cell office:value-type="string" calcext:value-type="string">
            <text:p>hypothetical protein</text:p>
          </table:table-cell>
          <table:table-cell/>
          <table:table-cell table:style-name="ce2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1125</text:p>
          </table:table-cell>
          <table:table-cell office:value-type="string" calcext:value-type="string">
            <text:p>MFC_RS02215</text:p>
          </table:table-cell>
          <table:table-cell table:style-name="ce7" office:value-type="string" calcext:value-type="string">
            <text:p>ATP-dependent zinc metalloprotease FtsH</text:p>
          </table:table-cell>
          <table:table-cell office:value-type="float" office:value="164.711567437063" calcext:value-type="float">
            <text:p>164.71</text:p>
          </table:table-cell>
          <table:table-cell office:value-type="float" office:value="5" calcext:value-type="float">
            <text:p>5</text:p>
          </table:table-cell>
          <table:table-cell table:formula="of:=[.D13]/[.G$1]" office:value-type="float" office:value="10.5787776131704" calcext:value-type="float">
            <text:p>10.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13]/[.J$1]" office:value-type="float" office:value="14.3245622777289" calcext:value-type="float">
            <text:p>14.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C_RS02215</text:p>
          </table:table-cell>
          <table:table-cell office:value-type="string" calcext:value-type="string">
            <text:p>MHP7448_RS01125</text:p>
          </table:table-cell>
          <table:table-cell office:value-type="string" calcext:value-type="string">
            <text:p>ATP-dependent zinc metalloprotease FtsH</text:p>
          </table:table-cell>
          <table:table-cell office:value-type="float" office:value="87.8095667624783" calcext:value-type="float">
            <text:p>87.81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0965</text:p>
          </table:table-cell>
          <table:table-cell office:value-type="string" calcext:value-type="string">
            <text:p>MFC_RS02075</text:p>
          </table:table-cell>
          <table:table-cell table:style-name="ce7" office:value-type="string" calcext:value-type="string">
            <text:p>type I methionyl aminopeptidase</text:p>
          </table:table-cell>
          <table:table-cell office:value-type="float" office:value="176.999987056474" calcext:value-type="float">
            <text:p>177.00</text:p>
          </table:table-cell>
          <table:table-cell table:style-name="ce11" office:value-type="float" office:value="4" calcext:value-type="float">
            <text:p>4</text:p>
          </table:table-cell>
          <table:table-cell table:formula="of:=[.D14]/[.G$1]" office:value-type="float" office:value="11.3680145829463" calcext:value-type="float">
            <text:p>11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14]/[.J$1]" office:value-type="float" office:value="17.9400101759946" calcext:value-type="float">
            <text:p>17.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C_RS02075</text:p>
          </table:table-cell>
          <table:table-cell office:value-type="string" calcext:value-type="string">
            <text:p>MHP7448_RS00965</text:p>
          </table:table-cell>
          <table:table-cell office:value-type="string" calcext:value-type="string">
            <text:p>type I methionyl aminopeptidase</text:p>
          </table:table-cell>
          <table:table-cell office:value-type="float" office:value="109.972262378847" calcext:value-type="float">
            <text:p>109.97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0895</text:p>
          </table:table-cell>
          <table:table-cell office:value-type="string" calcext:value-type="string">
            <text:p>MFC_RS02000</text:p>
          </table:table-cell>
          <table:table-cell table:style-name="ce7" office:value-type="string" calcext:value-type="string">
            <text:p>cysteine peptidase family C39 domain-containing protein</text:p>
          </table:table-cell>
          <table:table-cell office:value-type="float" office:value="2.37577522733556" calcext:value-type="float">
            <text:p>2.38</text:p>
          </table:table-cell>
          <table:table-cell office:value-type="float" office:value="24" calcext:value-type="float">
            <text:p>24</text:p>
          </table:table-cell>
          <table:table-cell table:formula="of:=[.D15]/[.G$1]" office:value-type="float" office:value="0.152586719803183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15]/[.J$1]" office:value-type="float" office:value="0.570021590229205" calcext:value-type="float">
            <text:p>0.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FC_RS02000</text:p>
          </table:table-cell>
          <table:table-cell office:value-type="string" calcext:value-type="string">
            <text:p>MHP7448_RS00895</text:p>
          </table:table-cell>
          <table:table-cell office:value-type="string" calcext:value-type="string">
            <text:p>cysteine peptidase family C39 domain-containing protein</text:p>
          </table:table-cell>
          <table:table-cell office:value-type="float" office:value="3.49423234810503" calcext:value-type="float">
            <text:p>3.49</text:p>
          </table:table-cell>
          <table:table-cell table:style-name="ce2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0780</text:p>
          </table:table-cell>
          <table:table-cell office:value-type="string" calcext:value-type="string">
            <text:p>MFC_RS01885</text:p>
          </table:table-cell>
          <table:table-cell office:value-type="string" calcext:value-type="string">
            <text:p>DUF31 family protein/putative trypsin-like protease/putative glutamyl-tRNA synthetase</text:p>
          </table:table-cell>
          <table:table-cell office:value-type="float" office:value="127.328194412823" calcext:value-type="float">
            <text:p>127.33</text:p>
          </table:table-cell>
          <table:table-cell office:value-type="float" office:value="8" calcext:value-type="float">
            <text:p>8</text:p>
          </table:table-cell>
          <table:table-cell table:formula="of:=[.D16]/[.G$1]" office:value-type="float" office:value="8.17779026415048" calcext:value-type="float">
            <text:p>8.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16]/[.J$1]" office:value-type="float" office:value="0" calcext:value-type="float">
            <text:p>0.0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MFC_RS01885</text:p>
          </table:table-cell>
          <table:table-cell office:value-type="string" calcext:value-type="string">
            <text:p>MHP7448_RS00780</text:p>
          </table:table-cell>
          <table:table-cell office:value-type="string" calcext:value-type="string">
            <text:p>DUF31 family protein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0735</text:p>
          </table:table-cell>
          <table:table-cell office:value-type="string" calcext:value-type="string">
            <text:p>MFC_RS01840</text:p>
          </table:table-cell>
          <table:table-cell table:style-name="ce7" office:value-type="string" calcext:value-type="string">
            <text:p>M42 family metallopeptidase</text:p>
          </table:table-cell>
          <table:table-cell office:value-type="float" office:value="280.567741132961" calcext:value-type="float">
            <text:p>280.57</text:p>
          </table:table-cell>
          <table:table-cell office:value-type="float" office:value="2" calcext:value-type="float">
            <text:p>2</text:p>
          </table:table-cell>
          <table:table-cell table:formula="of:=[.D17]/[.G$1]" office:value-type="float" office:value="18.0197650053283" calcext:value-type="float">
            <text:p>18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17]/[.J$1]" office:value-type="float" office:value="23.0518647127649" calcext:value-type="float">
            <text:p>23.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C_RS01840</text:p>
          </table:table-cell>
          <table:table-cell office:value-type="string" calcext:value-type="string">
            <text:p>MHP7448_RS00735</text:p>
          </table:table-cell>
          <table:table-cell office:value-type="string" calcext:value-type="string">
            <text:p>M42 family metallopeptidase</text:p>
          </table:table-cell>
          <table:table-cell office:value-type="float" office:value="141.307930689249" calcext:value-type="float">
            <text:p>141.31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3360</text:p>
          </table:table-cell>
          <table:table-cell office:value-type="string" calcext:value-type="string">
            <text:p>MFC_RS01680</text:p>
          </table:table-cell>
          <table:table-cell office:value-type="string" calcext:value-type="string">
            <text:p>DUF31 family protein/putative peptidase/putative heat shock protein DnaJ/putative LppD family lipoprotein</text:p>
          </table:table-cell>
          <table:table-cell office:value-type="float" office:value="3.03670517779733" calcext:value-type="float">
            <text:p>3.04</text:p>
          </table:table-cell>
          <table:table-cell office:value-type="float" office:value="23" calcext:value-type="float">
            <text:p>23</text:p>
          </table:table-cell>
          <table:table-cell table:formula="of:=[.D18]/[.G$1]" office:value-type="float" office:value="0.195035656891286" calcext:value-type="float">
            <text:p>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18]/[.J$1]" office:value-type="float" office:value="4.32919743062553" calcext:value-type="float">
            <text:p>4.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FC_RS01680</text:p>
          </table:table-cell>
          <table:table-cell office:value-type="string" calcext:value-type="string">
            <text:p>MHP7448_RS03360</text:p>
          </table:table-cell>
          <table:table-cell office:value-type="string" calcext:value-type="string">
            <text:p>DUF31 family protein</text:p>
          </table:table-cell>
          <table:table-cell office:value-type="float" office:value="26.5379802497345" calcext:value-type="float">
            <text:p>26.54</text:p>
          </table:table-cell>
          <table:table-cell table:style-name="ce2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3310</text:p>
          </table:table-cell>
          <table:table-cell office:value-type="string" calcext:value-type="string">
            <text:p>MFC_RS01635</text:p>
          </table:table-cell>
          <table:table-cell office:value-type="string" calcext:value-type="string">
            <text:p>hypothetical protein/putative peptidase/putative heat shock protein DnaJ/putative LppD family lipoprotein</text:p>
          </table:table-cell>
          <table:table-cell office:value-type="float" office:value="33.5335306813175" calcext:value-type="float">
            <text:p>33.53</text:p>
          </table:table-cell>
          <table:table-cell office:value-type="float" office:value="12" calcext:value-type="float">
            <text:p>12</text:p>
          </table:table-cell>
          <table:table-cell table:formula="of:=[.D19]/[.G$1]" office:value-type="float" office:value="2.15372708293626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19]/[.J$1]" office:value-type="float" office:value="3.0334335761355" calcext:value-type="float">
            <text:p>3.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FC_RS01635</text:p>
          </table:table-cell>
          <table:table-cell office:value-type="string" calcext:value-type="string">
            <text:p>MHP7448_RS03310</text:p>
          </table:table-cell>
          <table:table-cell office:value-type="string" calcext:value-type="string">
            <text:p>DUF31 family protein</text:p>
          </table:table-cell>
          <table:table-cell office:value-type="float" office:value="18.5949478217106" calcext:value-type="float">
            <text:p>18.59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3080</text:p>
          </table:table-cell>
          <table:table-cell office:value-type="string" calcext:value-type="string">
            <text:p>MFC_RS01430</text:p>
          </table:table-cell>
          <table:table-cell table:style-name="ce7" office:value-type="string" calcext:value-type="string">
            <text:p>Serine protease/probable periplasmic serine endoprotease DegP-like/putative trypsin-like/putative ATP-dependent zinc metalloprotease FtsH</text:p>
          </table:table-cell>
          <table:table-cell office:value-type="float" office:value="0" calcext:value-type="float">
            <text:p>0.00</text:p>
          </table:table-cell>
          <table:table-cell office:value-type="float" office:value="26" calcext:value-type="float">
            <text:p>26</text:p>
          </table:table-cell>
          <table:table-cell table:formula="of:=[.D20]/[.G$1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0]/[.J$1]" office:value-type="float" office:value="1.40519349482747" calcext:value-type="float">
            <text:p>1.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FC_RS01430</text:p>
          </table:table-cell>
          <table:table-cell office:value-type="string" calcext:value-type="string">
            <text:p>MHP7448_RS03080</text:p>
          </table:table-cell>
          <table:table-cell office:value-type="string" calcext:value-type="string">
            <text:p>serine protease</text:p>
          </table:table-cell>
          <table:table-cell office:value-type="float" office:value="8.6138361232924" calcext:value-type="float">
            <text:p>8.61</text:p>
          </table:table-cell>
          <table:table-cell table:style-name="ce2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1965</text:p>
          </table:table-cell>
          <table:table-cell office:value-type="string" calcext:value-type="string">
            <text:p>MFC_RS01350</text:p>
          </table:table-cell>
          <table:table-cell office:value-type="string" calcext:value-type="string">
            <text:p>hypothetical protein/putative trypsin-like/putative lipoprotein</text:p>
          </table:table-cell>
          <table:table-cell office:value-type="float" office:value="62.5834843669294" calcext:value-type="float">
            <text:p>62.58</text:p>
          </table:table-cell>
          <table:table-cell table:style-name="ce11" office:value-type="float" office:value="10" calcext:value-type="float">
            <text:p>10</text:p>
          </table:table-cell>
          <table:table-cell table:formula="of:=[.D21]/[.G$1]" office:value-type="float" office:value="4.01949160995051" calcext:value-type="float">
            <text:p>4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1]/[.J$1]" office:value-type="float" office:value="4.16168443084532" calcext:value-type="float">
            <text:p>4.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FC_RS01350</text:p>
          </table:table-cell>
          <table:table-cell office:value-type="string" calcext:value-type="string">
            <text:p>MHP7448_RS01965</text:p>
          </table:table-cell>
          <table:table-cell office:value-type="string" calcext:value-type="string">
            <text:p>hypothetical protein</text:p>
          </table:table-cell>
          <table:table-cell office:value-type="float" office:value="25.5111255610818" calcext:value-type="float">
            <text:p>25.51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2825</text:p>
          </table:table-cell>
          <table:table-cell office:value-type="string" calcext:value-type="string">
            <text:p>MFC_RS01090</text:p>
          </table:table-cell>
          <table:table-cell table:style-name="ce7" office:value-type="string" calcext:value-type="string">
            <text:p>oligoendopeptidase F</text:p>
          </table:table-cell>
          <table:table-cell office:value-type="float" office:value="21.2569362445813" calcext:value-type="float">
            <text:p>21.26</text:p>
          </table:table-cell>
          <table:table-cell office:value-type="float" office:value="15" calcext:value-type="float">
            <text:p>15</text:p>
          </table:table-cell>
          <table:table-cell table:formula="of:=[.D22]/[.G$1]" office:value-type="float" office:value="1.365249598239" calcext:value-type="float">
            <text:p>1.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2]/[.J$1]" office:value-type="float" office:value="3.89401582892628" calcext:value-type="float">
            <text:p>3.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FC_RS01090</text:p>
          </table:table-cell>
          <table:table-cell office:value-type="string" calcext:value-type="string">
            <text:p>MHP7448_RS02825</text:p>
          </table:table-cell>
          <table:table-cell office:value-type="string" calcext:value-type="string">
            <text:p>oligoendopeptidase F</text:p>
          </table:table-cell>
          <table:table-cell office:value-type="float" office:value="23.8703170313181" calcext:value-type="float">
            <text:p>23.87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2840</text:p>
          </table:table-cell>
          <table:table-cell office:value-type="string" calcext:value-type="string">
            <text:p>MFC_RS01070</text:p>
          </table:table-cell>
          <table:table-cell table:style-name="ce7" office:value-type="string" calcext:value-type="string">
            <text:p>endopeptidase La</text:p>
          </table:table-cell>
          <table:table-cell office:value-type="float" office:value="76.9740263093104" calcext:value-type="float">
            <text:p>76.97</text:p>
          </table:table-cell>
          <table:table-cell office:value-type="float" office:value="9" calcext:value-type="float">
            <text:p>9</text:p>
          </table:table-cell>
          <table:table-cell table:formula="of:=[.D23]/[.G$1]" office:value-type="float" office:value="4.94373964735455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3]/[.J$1]" office:value-type="float" office:value="10.4938820040409" calcext:value-type="float">
            <text:p>10.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FC_RS01070</text:p>
          </table:table-cell>
          <table:table-cell office:value-type="string" calcext:value-type="string">
            <text:p>MHP7448_RS02840</text:p>
          </table:table-cell>
          <table:table-cell office:value-type="string" calcext:value-type="string">
            <text:p>endopeptidase La</text:p>
          </table:table-cell>
          <table:table-cell office:value-type="float" office:value="64.3274966847707" calcext:value-type="float">
            <text:p>64.33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2910</text:p>
          </table:table-cell>
          <table:table-cell office:value-type="string" calcext:value-type="string">
            <text:p>MFC_RS01005</text:p>
          </table:table-cell>
          <table:table-cell office:value-type="string" calcext:value-type="string">
            <text:p>tRNA (adenosine(37)-N6)-threonylcarbamoyltransferase complex dimerization subunit type 1 TsaB/putative peptidase M22/putative ATPase, nucleotide binding domain</text:p>
          </table:table-cell>
          <table:table-cell office:value-type="float" office:value="26.9254525764696" calcext:value-type="float">
            <text:p>26.93</text:p>
          </table:table-cell>
          <table:table-cell table:style-name="ce11" office:value-type="float" office:value="13" calcext:value-type="float">
            <text:p>13</text:p>
          </table:table-cell>
          <table:table-cell table:formula="of:=[.D24]/[.G$1]" office:value-type="float" office:value="1.7293161577694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4]/[.J$1]" office:value-type="float" office:value="3.0878328643439" calcext:value-type="float">
            <text:p>3.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FC_RS01005</text:p>
          </table:table-cell>
          <table:table-cell office:value-type="string" calcext:value-type="string">
            <text:p>MHP7448_RS02910</text:p>
          </table:table-cell>
          <table:table-cell office:value-type="string" calcext:value-type="string">
            <text:p>tRNA (adenosine(37)-N6)-threonylcarbamoyltransferase complex dimerization subunit type 1 TsaB</text:p>
          </table:table-cell>
          <table:table-cell office:value-type="float" office:value="18.9284154584281" calcext:value-type="float">
            <text:p>18.93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1645</text:p>
          </table:table-cell>
          <table:table-cell office:value-type="string" calcext:value-type="string">
            <text:p>MFC_RS00940</text:p>
          </table:table-cell>
          <table:table-cell office:value-type="string" calcext:value-type="string">
            <text:p>hypothetical protein/putative protease/putative thioredoxin reductase/putative RNA helicase activity</text:p>
          </table:table-cell>
          <table:table-cell office:value-type="float" office:value="45.0545421598297" calcext:value-type="float">
            <text:p>45.05</text:p>
          </table:table-cell>
          <table:table-cell office:value-type="float" office:value="11" calcext:value-type="float">
            <text:p>11</text:p>
          </table:table-cell>
          <table:table-cell table:formula="of:=[.D25]/[.G$1]" office:value-type="float" office:value="2.89367643929542" calcext:value-type="float">
            <text:p>2.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5]/[.J$1]" office:value-type="float" office:value="1.54041548788131" calcext:value-type="float">
            <text:p>1.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FC_RS00940</text:p>
          </table:table-cell>
          <table:table-cell office:value-type="string" calcext:value-type="string">
            <text:p>MHP7448_RS01645</text:p>
          </table:table-cell>
          <table:table-cell office:value-type="string" calcext:value-type="string">
            <text:p>hypothetical protein</text:p>
          </table:table-cell>
          <table:table-cell office:value-type="float" office:value="9.44274694071241" calcext:value-type="float">
            <text:p>9.44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3555</text:p>
          </table:table-cell>
          <table:table-cell office:value-type="string" calcext:value-type="string">
            <text:p>MFC_RS00335</text:p>
          </table:table-cell>
          <table:table-cell table:style-name="ce7" office:value-type="string" calcext:value-type="string">
            <text:p>aminopeptidase P family protein</text:p>
          </table:table-cell>
          <table:table-cell office:value-type="float" office:value="158.751223283231" calcext:value-type="float">
            <text:p>158.75</text:p>
          </table:table-cell>
          <table:table-cell table:style-name="ce11" office:value-type="float" office:value="7" calcext:value-type="float">
            <text:p>7</text:p>
          </table:table-cell>
          <table:table-cell table:formula="of:=[.D26]/[.G$1]" office:value-type="float" office:value="10.1959680978312" calcext:value-type="float">
            <text:p>10.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6]/[.J$1]" office:value-type="float" office:value="45.6820259119166" calcext:value-type="float">
            <text:p>45.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C_RS00335</text:p>
          </table:table-cell>
          <table:table-cell office:value-type="string" calcext:value-type="string">
            <text:p>MHP7448_RS03555</text:p>
          </table:table-cell>
          <table:table-cell office:value-type="string" calcext:value-type="string">
            <text:p>aminopeptidase P family protein</text:p>
          </table:table-cell>
          <table:table-cell office:value-type="float" office:value="280.030818840049" calcext:value-type="float">
            <text:p>280.03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38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/putative subtilisin-like serine protease</text:p>
          </table:table-cell>
          <table:table-cell office:value-type="float" office:value="12.2388420802135" calcext:value-type="float">
            <text:p>12.24</text:p>
          </table:table-cell>
          <table:table-cell office:value-type="float" office:value="20" calcext:value-type="float">
            <text:p>20</text:p>
          </table:table-cell>
          <table:table-cell table:formula="of:=[.D27]/[.G$1]" office:value-type="float" office:value="0.786052798986095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27]/[.J$1]" office:value-type="float" office:value="0" calcext:value-type="float">
            <text:p>0.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2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38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/putative serine-type endopeptidase activity/putative glycoside hydrolase family 2, immunoglobulin-like beta-sandwich</text:p>
          </table:table-cell>
          <table:table-cell office:value-type="string" calcext:value-type="string">
            <text:p>.</text:p>
          </table:table-cell>
          <table:table-cell table:style-name="ce10" office:value-type="string" calcext:value-type="string">
            <text:p>ND</text:p>
          </table:table-cell>
          <table:table-cell table:formula="of:=[.D28]/[.G$1]" office:value-type="string" office:string-value="" calcext:value-type="error">
            <text:p>#VALOR!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28]/[.J$1]" office:value-type="string" office:string-value="" calcext:value-type="error">
            <text:p>#VALOR!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24" office:value-type="string" calcext:value-type="string">
            <text:p>.</text:p>
          </table:table-cell>
          <table:table-cell table:style-name="ce26"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MHP7448_RS02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/putative M42 glutamyl aminopeptidase/putative asparagine-tRNA ligase activity/putative ATP binding</text:p>
          </table:table-cell>
          <table:table-cell office:value-type="float" office:value="14.8759406499832" calcext:value-type="float">
            <text:p>14.88</text:p>
          </table:table-cell>
          <table:table-cell table:style-name="ce11" office:value-type="float" office:value="19" calcext:value-type="float">
            <text:p>19</text:p>
          </table:table-cell>
          <table:table-cell table:formula="of:=[.D29]/[.G$1]" office:value-type="float" office:value="0.955423291585305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29]/[.J$1]" office:value-type="float" office:value="0" calcext:value-type="float">
            <text:p>0.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26" office:value-type="string" calcext:value-type="string">
            <text:p>.</text:p>
          </table:table-cell>
        </table:table-row>
      </table:table>
      <table:named-expressions/>
      <table:database-ranges>
        <table:database-range table:name="__Anonymous_Sheet_DB__0" table:target-range-address="Planilha1.A2:Planilha1.P29" table:display-filter-buttons="tru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5:19:29.784881104</meta:creation-date>
    <dc:date>2023-08-04T15:53:17.768767634</dc:date>
    <meta:editing-duration>PT20M27S</meta:editing-duration>
    <meta:editing-cycles>1</meta:editing-cycles>
    <meta:document-statistic meta:table-count="1" meta:cell-count="412" meta:object-count="0"/>
    <meta:generator>LibreOffice/7.3.7.2$Linux_X86_64 LibreOffice_project/30$Build-2</meta:generator>
  </office:meta>
</office:document-meta>
</file>